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d99" officeooo:paragraph-rsid="00080d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sta el momento por lo poquito que le he podido entender, te relaciona con algunos otros proyectos</text:p>
      <text:p text:style-name="P1">cloro como me supongo aún no empezamos a trabajar son pocos los que me muestra y ya explorando,</text:p>
      <text:p text:style-name="P1">puedo entrar a ciertos usuarios, me permite ver su código, ver cuando fue la ultima modificación. Aún no le entiendo muy bien al explorarl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6T18:50:43.018430880</meta:creation-date>
    <dc:date>2021-08-06T18:56:32.424997876</dc:date>
    <meta:editing-duration>PT5M5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" meta:word-count="59" meta:character-count="334" meta:non-whitespace-character-count="278"/>
  </office:meta>
</office:document-meta>
</file>